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raphics2D.processPathIterator( PathIterator 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DFGraphics2D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Graphics2D.handleIOException( IOException io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applyPaint( Paint paint , boolean fill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PDFGraphics2D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preparePai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Graphics2D.drawRenderableImage( Renderable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fill( Shape 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DFGraphics2D.addRenderedImage( String key , RenderedImage im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Graphics2D.drawInnerRenderedImage( String key , RenderedImage img , AffineTransform x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Graphics2D.applyColor( Color col , boolean fil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DFGraphics2D.writeClip( Shape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Graphics2D.copyArea( int x , int y , int width , int height , int dx , int 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Graphics2D.addLink( Rectangle2D bounds , AffineTransform trans , String dest , int link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Graphics2D.doDrawing( boolean fill , boolean stroke , boolean nonzer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Graphics2D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createPattern( PatternPaint pp , boolean fi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DFGraphics2D.addNativeImage( org . apache . xmlgraphics . image . loader . Image image , float x , float y , float width , float heigh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DFGraphics2D.getPag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drawString( String s , float x , float y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DFGraphics2D.getInternalFontForAWTFont( java . awt . Font awt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getDevic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PDF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applyStroke( Stroke strok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DFGraphics2D.setPaintingState( PDFPainting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2D.buildBufferedImage( Dimension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2D.getBase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2D.setGraphicContext( Graphic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2D.draw( Shape 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DFGraphics2D.setXORMode( Color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Graphics2D.checkTransparency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drawImage( Image img , int x , int y , int width , int height , ImageObserver ob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DFGraphics2D.useXObject( PDFXObject xObject , AffineTransform xform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Graphics2D.isMultiByteFo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Graphics2D.applyAlpha( int fillAlpha , int strokeAlph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Graphics2D.setOverrideFontState( Font in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concatMatrix( double [ ] matr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Graphics2D.drawImage( Image img , int x , int y , ImageObserver ob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Graphics2D.setPrivat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2D.updateCurrentFont( Font fo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Graphics2D.concatMatrix( AffineTransform trans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Graphics2D.drawRenderedImage( Rendered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2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PDFGraphics2D( boolean textAsShapes , FontInfo fi , PDFDocument doc , PDFResourceContext page , String pref , String font , floa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Graphics2D.PDFGraphics2D( PDF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Graphics2D.getFontMetrics( java . awt .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applyUnknownPaint( Paint paint , Shape shap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PDFGraphics2D.setOut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.addKerning( StringWriter buf , Integer ch1 , Integer ch2 , Map kerning , String startText , String end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